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34A4EE81.png" manifest:media-type="image/png"/>
  <manifest:file-entry manifest:full-path="Pictures/100047C30000635200006352AF14FC5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7.142cm" fo:min-width="17.013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24.594cm" svg:x="6.43cm" svg:y="0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8.94cm" svg:height="18.939cm" svg:x="9.88cm" svg:y="2.965cm">
          <draw:image xlink:href="Pictures/100047C30000635200006352AF14FC5D.svg" xlink:type="simple" xlink:show="embed" xlink:actuate="onLoad" draw:mime-type="image/svg+xml">
            <text:p/>
          </draw:image>
          <draw:image xlink:href="Pictures/10000001000002C3000002C334A4EE8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3cm" fo:margin-bottom="1.033cm" fo:margin-left="1.033cm" fo:margin-right="1.033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14:26:32.361764641</dc:date>
    <meta:editing-duration>PT14M9S</meta:editing-duration>
    <meta:editing-cycles>1</meta:editing-cycles>
    <meta:document-statistic meta:object-count="2"/>
    <meta:generator>LibreOffice/24.2.5.2$Linux_X86_64 LibreOffice_project/420$Build-2</meta:generator>
  </office:meta>
</office:document-meta>
</file>